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1.6437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1.3972in"/>
    </style:style>
    <style:style style:name="co17" style:family="table-column">
      <style:table-column-properties fo:break-before="auto" style:column-width="1.1717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/>
          <table:table-cell office:value-type="string">
            <text:p>alt.atheism</text:p>
          </table:table-cell>
          <table:table-cell office:value-type="string">
            <text:p>comp.graphics</text:p>
          </table:table-cell>
          <table:table-cell office:value-type="string">
            <text:p>comp.os.ms-windows.misc</text:p>
          </table:table-cell>
          <table:table-cell office:value-type="string">
            <text:p>comp.sys.ibm.pc.hardware</text:p>
          </table:table-cell>
          <table:table-cell office:value-type="string">
            <text:p>comp.sys.mac.hardware</text:p>
          </table:table-cell>
          <table:table-cell office:value-type="string">
            <text:p>comp.windows.x</text:p>
          </table:table-cell>
          <table:table-cell office:value-type="string">
            <text:p>misc.forsale</text:p>
          </table:table-cell>
          <table:table-cell office:value-type="string">
            <text:p>rec.autos</text:p>
          </table:table-cell>
          <table:table-cell office:value-type="string">
            <text:p>rec.motorcycles</text:p>
          </table:table-cell>
          <table:table-cell office:value-type="string">
            <text:p>rec.sport.baseball</text:p>
          </table:table-cell>
          <table:table-cell office:value-type="string">
            <text:p>rec.sport.hockey</text:p>
          </table:table-cell>
          <table:table-cell office:value-type="string">
            <text:p>sci.crypt</text:p>
          </table:table-cell>
          <table:table-cell office:value-type="string">
            <text:p>sci.electronics</text:p>
          </table:table-cell>
          <table:table-cell office:value-type="string">
            <text:p>sci.med</text:p>
          </table:table-cell>
          <table:table-cell office:value-type="string">
            <text:p>sci.space</text:p>
          </table:table-cell>
          <table:table-cell office:value-type="string">
            <text:p>soc.religion.christian</text:p>
          </table:table-cell>
          <table:table-cell office:value-type="string">
            <text:p>talk.politics.guns</text:p>
          </table:table-cell>
          <table:table-cell office:value-type="string">
            <text:p>talk.politics.mideast</text:p>
          </table:table-cell>
          <table:table-cell office:value-type="string">
            <text:p>talk.politics.misc</text:p>
          </table:table-cell>
          <table:table-cell office:value-type="string">
            <text:p>talk.religion.misc</text:p>
          </table:table-cell>
        </table:table-row>
        <table:table-row table:style-name="ro1">
          <table:table-cell office:value-type="string">
            <text:p>alt.atheism</text:p>
          </table:table-cell>
          <table:table-cell office:value-type="float" office:value="211">
            <text:p>2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comp.graphics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mp.os.ms-windows.misc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2">
            <text:p>20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omp.sys.ibm.pc.hardwar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99">
            <text:p>29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.sys.mac.hardwar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mp.windows.x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table:number-columns-repeated="5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sc.forsa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ec.au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c.motorcycle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c.sport.basebal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c.sport.hockey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ci.cryp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72">
            <text:p>37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ci.electronic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ci.me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ci.spa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oc.religion.christia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talk.politics.guns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alk.politics.mide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alk.politics.misc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lk.religion.misc</text:p>
          </table:table-cell>
          <table:table-cell office:value-type="float" office:value="26">
            <text:p>26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77">
            <text:p>177</text:p>
          </table:table-cell>
        </table:table-row>
        <table:table-row table:style-name="ro2" table:number-rows-repeated="1048554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B1:Sheet1.U1048576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15:04:30</dc:date>
    <dc:creator>V </dc:creator>
    <meta:document-statistic meta:table-count="1" meta:cell-count="440" meta:object-count="0"/>
    <meta:generator>LibreOffice/3.5$Linux_X86_64 LibreOffice_project/350m1$Build-2</meta:generator>
  </office:meta>
</office:document-meta>
</file>